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paragraph-rsid="0017cba9"/>
    </style:style>
    <style:style style:name="P4" style:family="paragraph" style:parent-style-name="Text_20_body">
      <style:paragraph-properties fo:text-align="start" style:justify-single-word="false"/>
      <style:text-properties officeooo:rsid="0015e30f" officeooo:paragraph-rsid="0015e30f"/>
    </style:style>
    <style:style style:name="P5" style:family="paragraph" style:parent-style-name="Text_20_body">
      <style:paragraph-properties fo:text-align="start" style:justify-single-word="false"/>
      <style:text-properties fo:font-weight="bold" officeooo:rsid="0015e30f" officeooo:paragraph-rsid="0015e30f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officeooo:rsid="0016287f" officeooo:paragraph-rsid="0016287f"/>
    </style:style>
    <style:style style:name="P7" style:family="paragraph" style:parent-style-name="Text_20_body">
      <style:paragraph-properties fo:text-align="start" style:justify-single-word="false"/>
      <style:text-properties officeooo:rsid="0017cba9" officeooo:paragraph-rsid="0017cba9"/>
    </style:style>
    <style:style style:name="P8" style:family="paragraph" style:parent-style-name="Text_20_body">
      <style:paragraph-properties fo:text-align="start" style:justify-single-word="false"/>
      <style:text-properties officeooo:rsid="001979b9" officeooo:paragraph-rsid="001979b9"/>
    </style:style>
    <style:style style:name="P9" style:family="paragraph" style:parent-style-name="Heading_20_4">
      <style:paragraph-properties fo:text-align="center" style:justify-single-word="false"/>
    </style:style>
    <style:style style:name="P10" style:family="paragraph" style:parent-style-name="Preformatted_20_Text">
      <style:paragraph-properties fo:text-align="start" style:justify-single-word="false"/>
      <style:text-properties fo:color="#a9b7c6" style:font-name="DejaVu Sans Mono" fo:font-size="9pt" officeooo:rsid="0015e30f" officeooo:paragraph-rsid="0015e30f"/>
    </style:style>
    <style:style style:name="P11" style:family="paragraph" style:parent-style-name="Preformatted_20_Text">
      <style:paragraph-properties fo:text-align="start" style:justify-single-word="false"/>
      <style:text-properties fo:color="#a9b7c6" style:font-name="DejaVu Sans Mono" fo:font-size="9pt" officeooo:rsid="0016287f" officeooo:paragraph-rsid="0016287f"/>
    </style:style>
    <style:style style:name="P12" style:family="paragraph" style:parent-style-name="Preformatted_20_Text">
      <style:paragraph-properties fo:text-align="start" style:justify-single-word="false"/>
      <style:text-properties fo:color="#a9b7c6" style:font-name="DejaVu Sans Mono" fo:font-size="9pt" officeooo:rsid="0017cba9" officeooo:paragraph-rsid="0017cba9"/>
    </style:style>
    <style:style style:name="P13" style:family="paragraph" style:parent-style-name="Preformatted_20_Text">
      <style:paragraph-properties fo:text-align="start" style:justify-single-word="false"/>
      <style:text-properties fo:color="#808080" style:font-name="DejaVu Sans Mono" fo:font-size="9pt" officeooo:rsid="0015e30f" officeooo:paragraph-rsid="0015e30f"/>
    </style:style>
    <style:style style:name="P14" style:family="paragraph" style:parent-style-name="Preformatted_20_Text">
      <style:paragraph-properties fo:margin-top="0cm" fo:margin-bottom="0.499cm" loext:contextual-spacing="false"/>
      <style:text-properties fo:color="#a9b7c6"/>
    </style:style>
    <style:style style:name="P15" style:family="paragraph" style:parent-style-name="Preformatted_20_Text">
      <style:paragraph-properties fo:margin-top="0cm" fo:margin-bottom="0.499cm" loext:contextual-spacing="false"/>
      <style:text-properties fo:color="#a9b7c6" style:font-name="DejaVu Sans Mono" fo:font-size="9pt"/>
    </style:style>
    <style:style style:name="P16" style:family="paragraph" style:parent-style-name="Preformatted_20_Text">
      <style:text-properties fo:color="#a9b7c6"/>
    </style:style>
    <style:style style:name="P17" style:family="paragraph" style:parent-style-name="Preformatted_20_Text">
      <style:text-properties fo:color="#a9b7c6" style:font-name="DejaVu Sans Mono" fo:font-size="9pt"/>
    </style:style>
    <style:style style:name="P18" style:family="paragraph" style:parent-style-name="Preformatted_20_Text">
      <style:text-properties fo:color="#808080" style:font-name="DejaVu Sans Mono" fo:font-size="9pt"/>
    </style:style>
    <style:style style:name="T1" style:family="text">
      <style:text-properties fo:color="#a9b7c6"/>
    </style:style>
    <style:style style:name="T2" style:family="text">
      <style:text-properties fo:color="#a9b7c6" style:font-name="DejaVu Sans Mono" fo:font-size="9pt"/>
    </style:style>
    <style:style style:name="T3" style:family="text">
      <style:text-properties fo:color="#a9b7c6" style:font-name="DejaVu Sans Mono" fo:font-size="9pt" fo:font-weight="normal" style:font-weight-asian="normal" style:font-weight-complex="normal"/>
    </style:style>
    <style:style style:name="T4" style:family="text">
      <style:text-properties fo:color="#a9b7c6" style:font-name="DejaVu Sans Mono" fo:font-size="9pt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cc7832"/>
    </style:style>
    <style:style style:name="T7" style:family="text">
      <style:text-properties fo:color="#cc7832" fo:font-weight="bold"/>
    </style:style>
    <style:style style:name="T8" style:family="text">
      <style:text-properties fo:color="#cc7832" fo:font-weight="bold" style:font-weight-asian="normal" style:font-weight-complex="normal"/>
    </style:style>
    <style:style style:name="T9" style:family="text">
      <style:text-properties fo:color="#cc7832" fo:font-weight="bold" officeooo:rsid="0016287f" style:font-weight-asian="normal" style:font-weight-complex="normal"/>
    </style:style>
    <style:style style:name="T10" style:family="text">
      <style:text-properties fo:color="#cc7832" style:font-name="DejaVu Sans Mono" fo:font-size="9pt"/>
    </style:style>
    <style:style style:name="T11" style:family="text">
      <style:text-properties fo:color="#cc7832" style:font-name="DejaVu Sans Mono" fo:font-size="9pt" fo:font-weight="bold"/>
    </style:style>
    <style:style style:name="T12" style:family="text">
      <style:text-properties fo:color="#cc7832" fo:font-weight="normal" style:font-weight-asian="normal" style:font-weight-complex="normal"/>
    </style:style>
    <style:style style:name="T13" style:family="text">
      <style:text-properties fo:color="#cc7832" fo:font-weight="normal" officeooo:rsid="0016287f" style:font-weight-asian="normal" style:font-weight-complex="normal"/>
    </style:style>
    <style:style style:name="T14" style:family="text">
      <style:text-properties style:font-name="DejaVu Sans Mono" fo:font-size="9pt"/>
    </style:style>
    <style:style style:name="T15" style:family="text">
      <style:text-properties fo:color="#6a8759"/>
    </style:style>
    <style:style style:name="T16" style:family="text">
      <style:text-properties fo:color="#6a8759" style:font-name="DejaVu Sans Mono" fo:font-size="9pt"/>
    </style:style>
    <style:style style:name="T17" style:family="text">
      <style:text-properties fo:color="#6a8759" fo:font-weight="normal" officeooo:rsid="0016287f" style:font-weight-asian="normal" style:font-weight-complex="normal"/>
    </style:style>
    <style:style style:name="T18" style:family="text">
      <style:text-properties fo:color="#9876aa"/>
    </style:style>
    <style:style style:name="T19" style:family="text">
      <style:text-properties fo:color="#9876aa" style:font-name="DejaVu Sans Mono" fo:font-size="9pt"/>
    </style:style>
    <style:style style:name="T20" style:family="text">
      <style:text-properties fo:color="#9876aa" style:font-name="DejaVu Sans Mono" fo:font-size="9pt" fo:font-weight="bold"/>
    </style:style>
    <style:style style:name="T21" style:family="text">
      <style:text-properties fo:color="#ffc66d"/>
    </style:style>
    <style:style style:name="T22" style:family="text">
      <style:text-properties fo:color="#ffc66d" style:font-name="DejaVu Sans Mono" fo:font-size="9pt"/>
    </style:style>
    <style:style style:name="T23" style:family="text">
      <style:text-properties fo:color="#ffc66d" fo:font-weight="normal" style:font-weight-asian="normal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16287f" style:font-weight-asian="normal" style:font-weight-complex="normal"/>
    </style:style>
    <style:style style:name="T26" style:family="text">
      <style:text-properties fo:font-weight="normal" officeooo:rsid="0017cba9" style:font-weight-asian="normal" style:font-weight-complex="normal"/>
    </style:style>
    <style:style style:name="T27" style:family="text">
      <style:text-properties fo:color="#808080"/>
    </style:style>
    <style:style style:name="T28" style:family="text">
      <style:text-properties fo:color="#808080" style:font-name="DejaVu Sans Mono" fo:font-size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4">Udemy-dl-master analysis</text:h>
      <text:p text:style-name="P1"/>
      <text:p text:style-name="P8">1. <text:s/>Using yargs for cli arguments</text:p>
      <text:p text:style-name="P8">2. logging colorfully with chalk</text:p>
      <text:p text:style-name="P8">3. Spinner used to have a loading effect.</text:p>
      <text:p text:style-name="P8">4. Superagent is used instead of axios to make httpcalls</text:p>
      <text:p text:style-name="P8">5. Using filesync to create a logger file</text:p>
      <text:p text:style-name="P8">6.inquirer to ask questions from cli </text:p>
      <text:p text:style-name="P8">7. Using fs, to check if there is a directry, or a file exists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1. <text:s/>Using <text:span text:style-name="T5">yargs</text:span> for cli arguments</text:p>
      <text:p text:style-name="P5">index.js</text:p>
      <text:p text:style-name="P10"><text:span text:style-name="T7">var </text:span>argv = yargs</text:p>
      <text:p text:style-name="P16"><text:s text:c="4"/><text:span text:style-name="T14">.usage( </text:span><text:span text:style-name="T16">"Usage: udl &lt;course_url&gt; [-u </text:span><text:span text:style-name="T10">\"</text:span><text:span text:style-name="T16">username</text:span><text:span text:style-name="T10">\"</text:span><text:span text:style-name="T16">] [-p </text:span><text:span text:style-name="T10">\"</text:span><text:span text:style-name="T16">password</text:span><text:span text:style-name="T10">\"</text:span><text:span text:style-name="T16">]" </text:span><text:span text:style-name="T14">)</text:span></text:p>
      <text:p text:style-name="P16"><text:s text:c="4"/><text:span text:style-name="T14">.command( </text:span><text:span text:style-name="T16">"course_url"</text:span><text:span text:style-name="T10">, </text:span><text:span text:style-name="T16">"URL of the udemy coures to download"</text:span><text:span text:style-name="T10">, </text:span><text:span text:style-name="T14">{ </text:span><text:span text:style-name="T19">alias</text:span><text:span text:style-name="T14">: </text:span><text:span text:style-name="T16">"url" </text:span><text:span text:style-name="T14">} )</text:span></text:p>
      <text:p text:style-name="P16"><text:s text:c="4"/><text:span text:style-name="T14">.option( </text:span><text:span text:style-name="T16">"u"</text:span><text:span text:style-name="T10">, </text:span><text:span text:style-name="T14">{ </text:span><text:span text:style-name="T19">alias</text:span><text:span text:style-name="T14">: </text:span><text:span text:style-name="T16">"username"</text:span><text:span text:style-name="T10">, </text:span><text:span text:style-name="T19">demand</text:span><text:span text:style-name="T14">: </text:span><text:span text:style-name="T11">false</text:span><text:span text:style-name="T10">, </text:span><text:span text:style-name="T19">describe</text:span><text:span text:style-name="T14">: </text:span><text:span text:style-name="T16">"Username in udemy"</text:span><text:span text:style-name="T10">, </text:span><text:span text:style-name="T19">type</text:span><text:span text:style-name="T14">: </text:span><text:span text:style-name="T16">"string" </text:span><text:span text:style-name="T14">} )</text:span></text:p>
      <text:p text:style-name="P16"><text:s text:c="4"/><text:span text:style-name="T14">.option( </text:span><text:span text:style-name="T16">"p"</text:span><text:span text:style-name="T10">, </text:span><text:span text:style-name="T14">{ </text:span><text:span text:style-name="T19">alias</text:span><text:span text:style-name="T14">: </text:span><text:span text:style-name="T16">"password"</text:span><text:span text:style-name="T10">, </text:span><text:span text:style-name="T19">demand</text:span><text:span text:style-name="T14">: </text:span><text:span text:style-name="T11">false</text:span><text:span text:style-name="T10">, </text:span><text:span text:style-name="T19">describe</text:span><text:span text:style-name="T14">: </text:span><text:span text:style-name="T16">"Password of yor account"</text:span><text:span text:style-name="T10">, </text:span><text:span text:style-name="T19">type</text:span><text:span text:style-name="T14">: </text:span><text:span text:style-name="T16">"string" </text:span><text:span text:style-name="T14">} )</text:span></text:p>
      <text:p text:style-name="P16"><text:s text:c="4"/><text:span text:style-name="T14">.option( </text:span><text:span text:style-name="T16">"r"</text:span><text:span text:style-name="T10">, </text:span><text:span text:style-name="T14">{ </text:span><text:span text:style-name="T19">alias</text:span><text:span text:style-name="T14">: </text:span><text:span text:style-name="T16">"resolution"</text:span><text:span text:style-name="T10">, </text:span><text:span text:style-name="T19">demand</text:span><text:span text:style-name="T14">: </text:span><text:span text:style-name="T11">false</text:span><text:span text:style-name="T10">, </text:span><text:span text:style-name="T19">describe</text:span><text:span text:style-name="T14">: </text:span><text:span text:style-name="T16">"Download video resolution, default resolution is 360, for other video resolutions please refer to the website."</text:span><text:span text:style-name="T10">, </text:span><text:span text:style-name="T19">type</text:span><text:span text:style-name="T14">: </text:span><text:span text:style-name="T16">"number" </text:span><text:span text:style-name="T14">} )</text:span></text:p>
      <text:p text:style-name="P16"><text:s text:c="4"/><text:span text:style-name="T14">.option( </text:span><text:span text:style-name="T16">"o"</text:span><text:span text:style-name="T10">, </text:span><text:span text:style-name="T14">{ </text:span><text:span text:style-name="T19">alias</text:span><text:span text:style-name="T14">: </text:span><text:span text:style-name="T16">"output"</text:span><text:span text:style-name="T10">, </text:span><text:span text:style-name="T19">demand</text:span><text:span text:style-name="T14">: </text:span><text:span text:style-name="T11">false</text:span><text:span text:style-name="T10">, </text:span><text:span text:style-name="T19">describe</text:span><text:span text:style-name="T14">: </text:span><text:span text:style-name="T16">"Output directory where the videos will be saved, default is current directory"</text:span><text:span text:style-name="T10">, </text:span><text:span text:style-name="T19">type</text:span><text:span text:style-name="T14">: </text:span><text:span text:style-name="T16">"string" </text:span><text:span text:style-name="T14">} )</text:span></text:p>
      <text:p text:style-name="P16"><text:s text:c="4"/><text:span text:style-name="T14">.help( </text:span><text:span text:style-name="T16">"?" </text:span><text:span text:style-name="T14">)</text:span></text:p>
      <text:p text:style-name="P16"><text:s text:c="4"/><text:span text:style-name="T14">.alias( </text:span><text:span text:style-name="T16">"?"</text:span><text:span text:style-name="T10">, </text:span><text:span text:style-name="T16">"help" </text:span><text:span text:style-name="T14">)</text:span></text:p>
      <text:p text:style-name="P16"><text:s text:c="4"/><text:span text:style-name="T14">.epilog( </text:span><text:span text:style-name="T16">"By Riaz Ali Laskar" </text:span><text:span text:style-name="T14">)</text:span></text:p>
      <text:p text:style-name="P14"><text:s text:c="4"/><text:span text:style-name="T14">.argv</text:span><text:span text:style-name="T10">;</text:span></text:p>
      <text:p text:style-name="P4">2. logging colorfully with <text:span text:style-name="T5">chalk</text:span></text:p>
      <text:p text:style-name="P5">functions.js</text:p>
      <text:p text:style-name="P13"><text:span text:style-name="T5">/*</text:span></text:p>
      <text:p text:style-name="P18">* <text:s text:c="6"/>1. clear the console </text:p>
      <text:p text:style-name="P18">* <text:s text:c="6"/>2. logging with chalk</text:p>
      <text:p text:style-name="P18">* */</text:p>
      <text:p text:style-name="P17"><text:span text:style-name="T7">function </text:span><text:span text:style-name="T21">headingMsg</text:span>(){</text:p>
      <text:p text:style-name="P16"><text:s text:c="2"/><text:span text:style-name="T14">clear()</text:span><text:span text:style-name="T10">;</text:span></text:p>
      <text:p text:style-name="P16"><text:span text:style-name="T6"><text:s text:c="2"/></text:span><text:span text:style-name="T14">console.</text:span><text:span text:style-name="T22">log</text:span><text:span text:style-name="T14">(</text:span></text:p>
      <text:p text:style-name="P16"><text:s text:c="4"/><text:span text:style-name="T14">chalk.yellow(</text:span></text:p>
      <text:p text:style-name="P16"><text:s text:c="6"/><text:span text:style-name="T14">figlet.textSync(</text:span><text:span text:style-name="T16">'udemy-dl'</text:span><text:span text:style-name="T10">, </text:span><text:span text:style-name="T14">{ </text:span><text:span text:style-name="T19">horizontalLayout</text:span><text:span text:style-name="T14">: </text:span><text:span text:style-name="T16">'full' </text:span><text:span text:style-name="T14">})</text:span></text:p>
      <text:p text:style-name="P16"><text:s text:c="4"/><text:span text:style-name="T14">)</text:span></text:p>
      <text:p text:style-name="P16"><text:s text:c="2"/><text:span text:style-name="T14">)</text:span><text:span text:style-name="T10">;</text:span></text:p>
      <text:p text:style-name="P15">}</text:p>
      <text:p text:style-name="P4"><text:span text:style-name="T5">3. Spinner </text:span><text:span text:style-name="T24">used to have a loading effect.</text:span></text:p>
      <text:p text:style-name="P4"><text:span text:style-name="T24">4. </text:span><text:span text:style-name="T5">Superagent</text:span><text:span text:style-name="T24"> is used instead of axios to make httpcalls</text:span></text:p>
      <text:p text:style-name="P4"><text:span text:style-name="T24"><text:s/></text:span><text:span text:style-name="T25">A session object, is used to store header properties,(ugly way to acces this)</text:span></text:p>
      <text:p text:style-name="P10"><text:span text:style-name="T9">var </text:span><text:span text:style-name="T25">request = require(</text:span><text:span text:style-name="T17">'request'</text:span><text:span text:style-name="T25">)</text:span><text:span text:style-name="T13">;</text:span></text:p>
      <text:p text:style-name="P16"><text:span text:style-name="T6"><text:s text:c="4"/></text:span><text:span text:style-name="T14">module.</text:span><text:span text:style-name="T19">exports </text:span><text:span text:style-name="T14">= {</text:span></text:p>
      <text:p text:style-name="P16"><text:s text:c="6"/><text:span text:style-name="T19">headers </text:span><text:span text:style-name="T14">: { </text:span></text:p>
      <text:p text:style-name="P16"><text:s text:c="19"/><text:span text:style-name="T16">'User-Agent'</text:span><text:span text:style-name="T14">: </text:span><text:span text:style-name="T16">'StackOverflow'</text:span><text:span text:style-name="T10">,</text:span></text:p>
      <text:p text:style-name="P16"><text:span text:style-name="T6"><text:s text:c="19"/></text:span><text:span text:style-name="T16">'X-Requested-With'</text:span><text:span text:style-name="T14">:</text:span><text:span text:style-name="T16">'XMLHttpRequest'</text:span><text:span text:style-name="T10">,</text:span></text:p>
      <text:p text:style-name="P16"><text:span text:style-name="T6"><text:s text:c="19"/></text:span><text:span text:style-name="T16">'Host'</text:span><text:span text:style-name="T14">: <text:s/></text:span><text:span text:style-name="T16">'www.udemy.com'</text:span><text:span text:style-name="T10">,</text:span></text:p>
      <text:p text:style-name="P16"><text:span text:style-name="T6"><text:s text:c="19"/></text:span><text:span text:style-name="T16">'Authorization' </text:span><text:span text:style-name="T14">: </text:span><text:span text:style-name="T16">"Basic YWQxMmVjYTljYmUxN2FmYWM2MjU5ZmU1ZDk4NDcxYTY6YTdjNjMwNjQ2MzA4ODI0YjIzMDFmZGI2MGVjZmQ4YTA5NDdlODJkNQ=="</text:span><text:span text:style-name="T10">,</text:span></text:p>
      <text:p text:style-name="P16"><text:span text:style-name="T6"><text:s text:c="19"/></text:span><text:span text:style-name="T16">'Referer'</text:span><text:span text:style-name="T14">: </text:span><text:span text:style-name="T16">'https://www.udemy.com/join/login-popup'</text:span><text:span text:style-name="T10">,</text:span></text:p>
      <text:p text:style-name="P16"><text:span text:style-name="T6"><text:s text:c="19"/></text:span><text:span text:style-name="T16">'Origin'</text:span><text:span text:style-name="T14">: </text:span><text:span text:style-name="T16">'https://www.udemy.com'</text:span><text:span text:style-name="T10">,</text:span></text:p>
      <text:p text:style-name="P16"><text:span text:style-name="T6"><text:s text:c="19"/></text:span><text:span text:style-name="T16">'Accept'</text:span><text:span text:style-name="T14">: </text:span><text:span text:style-name="T16">'application/json'</text:span></text:p>
      <text:p text:style-name="P16"><text:span text:style-name="T15"><text:s text:c="18"/></text:span><text:span text:style-name="T14">}</text:span><text:span text:style-name="T10">,</text:span></text:p>
      <text:p text:style-name="P16"><text:span text:style-name="T6"><text:s text:c="6"/></text:span><text:span text:style-name="T22">set_auth_headers </text:span><text:span text:style-name="T14">: </text:span><text:span text:style-name="T11">function</text:span><text:span text:style-name="T14">(access_token</text:span><text:span text:style-name="T10">, </text:span><text:span text:style-name="T14">client_id){</text:span></text:p>
      <text:p text:style-name="P16"><text:s text:c="8"/><text:span text:style-name="T28">/*Setting up authentication headers.*/</text:span></text:p>
      <text:p text:style-name="P16"><text:span text:style-name="T27"><text:s text:c="8"/></text:span><text:span text:style-name="T11">this</text:span><text:span text:style-name="T14">.</text:span><text:span text:style-name="T19">headers</text:span><text:span text:style-name="T14">[</text:span><text:span text:style-name="T16">'X-Udemy-Bearer-Token'</text:span><text:span text:style-name="T14">] = access_token</text:span></text:p>
      <text:p text:style-name="P16"><text:s text:c="8"/><text:span text:style-name="T11">this</text:span><text:span text:style-name="T14">.</text:span><text:span text:style-name="T19">headers</text:span><text:span text:style-name="T14">[</text:span><text:span text:style-name="T16">'X-Udemy-Client-Id'</text:span><text:span text:style-name="T14">] = client_id</text:span></text:p>
      <text:p text:style-name="P16"><text:s text:c="8"/><text:span text:style-name="T11">this</text:span><text:span text:style-name="T14">.</text:span><text:span text:style-name="T19">headers</text:span><text:span text:style-name="T14">[</text:span><text:span text:style-name="T16">'Authorization'</text:span><text:span text:style-name="T14">] = </text:span><text:span text:style-name="T16">"Bearer " </text:span><text:span text:style-name="T14">+ access_token</text:span></text:p>
      <text:p text:style-name="P16"><text:s text:c="8"/><text:span text:style-name="T11">this</text:span><text:span text:style-name="T14">.</text:span><text:span text:style-name="T19">headers</text:span><text:span text:style-name="T14">[</text:span><text:span text:style-name="T16">'X-Udemy-Authorization'</text:span><text:span text:style-name="T14">] = </text:span><text:span text:style-name="T16">"Bearer " </text:span><text:span text:style-name="T14">+ access_token</text:span></text:p>
      <text:p text:style-name="P16"><text:s text:c="6"/><text:span text:style-name="T14">}</text:span> <text:s text:c="3"/><text:span text:style-name="T14">}</text:span><text:span text:style-name="T10">;</text:span></text:p>
      <text:p text:style-name="P6"><text:soft-page-break/><text:span text:style-name="T24">5. Using </text:span><text:span text:style-name="T5">filesync</text:span><text:span text:style-name="T24"> to create a logger file</text:span></text:p>
      <text:p text:style-name="P11"><text:span text:style-name="T8">let </text:span><text:span text:style-name="T23">save_debug_data </text:span><text:span text:style-name="T24">= </text:span><text:span text:style-name="T8">function</text:span><text:span text:style-name="T24">(debug_data</text:span><text:span text:style-name="T12">, </text:span><text:span text:style-name="T24">debug_name</text:span><text:span text:style-name="T12">, </text:span><text:span text:style-name="T24">ext){</text:span></text:p>
      <text:p text:style-name="P16"><text:s text:c="3"/><text:span text:style-name="T28">// Save debug data to find bugs.</text:span></text:p>
      <text:p text:style-name="P16"><text:span text:style-name="T27"><text:s text:c="3"/></text:span><text:span text:style-name="T19">debug_str </text:span><text:span text:style-name="T14">= JSON.</text:span><text:span text:style-name="T22">stringify</text:span><text:span text:style-name="T14">(debug_data)</text:span><text:span text:style-name="T10">;</text:span></text:p>
      <text:p text:style-name="P16"><text:span text:style-name="T6"><text:s text:c="3"/></text:span><text:span text:style-name="T19">debug_time </text:span><text:span text:style-name="T14">= moment().</text:span><text:span text:style-name="T22">format</text:span><text:span text:style-name="T14">(</text:span><text:span text:style-name="T16">'YYYY-MM-DD-H-M-S'</text:span><text:span text:style-name="T14">)</text:span><text:span text:style-name="T10">;</text:span></text:p>
      <text:p text:style-name="P16"><text:span text:style-name="T6"><text:s text:c="3"/></text:span><text:span text:style-name="T14">fs.writeFileSync(</text:span><text:span text:style-name="T16">"DEBUG-"</text:span><text:span text:style-name="T14">+debug_name+</text:span><text:span text:style-name="T16">"-"</text:span><text:span text:style-name="T14">+</text:span><text:span text:style-name="T19">debug_time</text:span><text:span text:style-name="T14">+</text:span><text:span text:style-name="T16">"."</text:span><text:span text:style-name="T14">+ext</text:span><text:span text:style-name="T10">,</text:span><text:span text:style-name="T19">debug_str</text:span><text:span text:style-name="T14">)</text:span><text:span text:style-name="T10">;</text:span></text:p>
      <text:p text:style-name="P15">}</text:p>
      <text:p text:style-name="P3"><text:span text:style-name="T26">6.</text:span><text:span text:style-name="T4">inquirer</text:span><text:span text:style-name="T26"> to ask questions from cli </text:span></text:p>
      <text:p text:style-name="P4"><text:span text:style-name="T25"/></text:p>
      <text:p text:style-name="P10"><text:span text:style-name="T7">var </text:span>questions = [</text:p>
      <text:p text:style-name="P16"><text:s text:c="2"/><text:span text:style-name="T14">{</text:span></text:p>
      <text:p text:style-name="P16"><text:s text:c="4"/><text:span text:style-name="T19">name</text:span><text:span text:style-name="T14">: </text:span><text:span text:style-name="T16">'username'</text:span><text:span text:style-name="T10">,</text:span></text:p>
      <text:p text:style-name="P16"><text:span text:style-name="T6"><text:s text:c="4"/></text:span><text:span text:style-name="T19">type</text:span><text:span text:style-name="T14">: </text:span><text:span text:style-name="T16">'input'</text:span><text:span text:style-name="T10">,</text:span></text:p>
      <text:p text:style-name="P16"><text:span text:style-name="T6"><text:s text:c="4"/></text:span><text:span text:style-name="T19">message</text:span><text:span text:style-name="T14">: </text:span><text:span text:style-name="T16">'Enter your Udemy username :'</text:span><text:span text:style-name="T10">,</text:span></text:p>
      <text:p text:style-name="P16"><text:span text:style-name="T6"><text:s text:c="4"/></text:span><text:span text:style-name="T20">default</text:span><text:span text:style-name="T14">: prefs.username</text:span><text:span text:style-name="T10">,</text:span></text:p>
      <text:p text:style-name="P16"><text:span text:style-name="T6"><text:s text:c="4"/></text:span><text:span text:style-name="T22">validate</text:span><text:span text:style-name="T14">: </text:span><text:span text:style-name="T11">function</text:span><text:span text:style-name="T14">( value ) {</text:span></text:p>
      <text:p text:style-name="P16"><text:s text:c="6"/><text:span text:style-name="T11">if </text:span><text:span text:style-name="T14">(value.</text:span><text:span text:style-name="T19">length</text:span><text:span text:style-name="T14">) {</text:span></text:p>
      <text:p text:style-name="P16"><text:s text:c="8"/><text:span text:style-name="T11">return true</text:span><text:span text:style-name="T10">;</text:span></text:p>
      <text:p text:style-name="P16"><text:span text:style-name="T6"><text:s text:c="6"/></text:span><text:span text:style-name="T14">} </text:span><text:span text:style-name="T11">else </text:span><text:span text:style-name="T14">{</text:span></text:p>
      <text:p text:style-name="P16"><text:s text:c="8"/><text:span text:style-name="T11">return </text:span><text:span text:style-name="T16">'Please enter your username'</text:span><text:span text:style-name="T10">;</text:span></text:p>
      <text:p text:style-name="P16"><text:span text:style-name="T6"><text:s text:c="6"/></text:span><text:span text:style-name="T14">}</text:span></text:p>
      <text:p text:style-name="P16"><text:s text:c="4"/><text:span text:style-name="T14">}</text:span></text:p>
      <text:p text:style-name="P16"><text:s text:c="2"/><text:span text:style-name="T14">}</text:span><text:span text:style-name="T10">,</text:span></text:p>
      <text:p text:style-name="P16"><text:span text:style-name="T6"><text:s text:c="2"/></text:span><text:span text:style-name="T14">{</text:span></text:p>
      <text:p text:style-name="P16"><text:s text:c="4"/><text:span text:style-name="T19">name</text:span><text:span text:style-name="T14">: </text:span><text:span text:style-name="T16">'password'</text:span><text:span text:style-name="T10">,</text:span></text:p>
      <text:p text:style-name="P16"><text:span text:style-name="T6"><text:s text:c="4"/></text:span><text:span text:style-name="T19">type</text:span><text:span text:style-name="T14">: </text:span><text:span text:style-name="T16">'password'</text:span><text:span text:style-name="T10">,</text:span></text:p>
      <text:p text:style-name="P16"><text:span text:style-name="T6"><text:s text:c="4"/></text:span><text:span text:style-name="T19">message</text:span><text:span text:style-name="T14">: </text:span><text:span text:style-name="T16">'Enter your password:'</text:span><text:span text:style-name="T10">,</text:span></text:p>
      <text:p text:style-name="P16"><text:span text:style-name="T6"><text:s text:c="4"/></text:span><text:span text:style-name="T22">validate</text:span><text:span text:style-name="T14">: </text:span><text:span text:style-name="T11">function</text:span><text:span text:style-name="T14">(value) {</text:span></text:p>
      <text:p text:style-name="P16"><text:s text:c="6"/><text:span text:style-name="T11">if </text:span><text:span text:style-name="T14">(value.</text:span><text:span text:style-name="T19">length</text:span><text:span text:style-name="T14">) {</text:span></text:p>
      <text:p text:style-name="P16"><text:s text:c="8"/><text:span text:style-name="T11">return true</text:span><text:span text:style-name="T10">;</text:span></text:p>
      <text:p text:style-name="P16"><text:span text:style-name="T6"><text:s text:c="6"/></text:span><text:span text:style-name="T14">} </text:span><text:span text:style-name="T11">else </text:span><text:span text:style-name="T14">{</text:span></text:p>
      <text:p text:style-name="P16"><text:s text:c="8"/><text:span text:style-name="T11">return </text:span><text:span text:style-name="T16">'Please enter your password'</text:span><text:span text:style-name="T10">;</text:span></text:p>
      <text:p text:style-name="P16"><text:span text:style-name="T6"><text:s text:c="6"/></text:span><text:span text:style-name="T14">}</text:span></text:p>
      <text:p text:style-name="P16"><text:s text:c="4"/><text:span text:style-name="T14">}</text:span></text:p>
      <text:p text:style-name="P16"><text:s text:c="2"/><text:span text:style-name="T14">}</text:span></text:p>
      <text:p text:style-name="P17">]<text:span text:style-name="T6">;</text:span></text:p>
      <text:p text:style-name="P15">inquirer.<text:span text:style-name="T21">prompt</text:span>(questions).<text:span text:style-name="T21">then</text:span>(callback)<text:span text:style-name="T6">;</text:span></text:p>
      <text:p text:style-name="P7">7. Using fs, to check if there is a directry, or a file exists</text:p>
      <text:p text:style-name="P12"><text:span text:style-name="T7">var </text:span>fs = require(<text:span text:style-name="T15">'fs'</text:span>)<text:span text:style-name="T6">;</text:span></text:p>
      <text:p text:style-name="P17"><text:span text:style-name="T7">var </text:span>path = require(<text:span text:style-name="T15">'path'</text:span>)<text:span text:style-name="T6">;</text:span></text:p>
      <text:p text:style-name="P17">module.<text:span text:style-name="T18">exports </text:span>= {</text:p>
      <text:p text:style-name="P16"><text:s text:c="2"/><text:span text:style-name="T22">getCurrentDirectoryBase </text:span><text:span text:style-name="T14">: </text:span><text:span text:style-name="T11">function</text:span><text:span text:style-name="T14">() {</text:span></text:p>
      <text:p text:style-name="P16"><text:s text:c="4"/><text:span text:style-name="T11">return </text:span><text:span text:style-name="T14">process.cwd()</text:span><text:span text:style-name="T10">;</text:span></text:p>
      <text:p text:style-name="P16"><text:span text:style-name="T6"><text:s text:c="2"/></text:span><text:span text:style-name="T14">}</text:span><text:span text:style-name="T10">,</text:span></text:p>
      <text:p text:style-name="P16"><text:span text:style-name="T6"><text:s text:c="2"/></text:span><text:span text:style-name="T22">directoryExists </text:span><text:span text:style-name="T14">: </text:span><text:span text:style-name="T11">function</text:span><text:span text:style-name="T14">(filePath) {</text:span></text:p>
      <text:p text:style-name="P16"><text:s text:c="4"/><text:span text:style-name="T11">try </text:span><text:span text:style-name="T14">{</text:span></text:p>
      <text:p text:style-name="P16"><text:s text:c="6"/><text:span text:style-name="T11">return </text:span><text:span text:style-name="T14">fs.statSync(filePath).isDirectory()</text:span><text:span text:style-name="T10">;</text:span></text:p>
      <text:p text:style-name="P16"><text:span text:style-name="T6"><text:s text:c="4"/></text:span><text:span text:style-name="T14">} </text:span><text:span text:style-name="T11">catch </text:span><text:span text:style-name="T14">(err) {</text:span></text:p>
      <text:p text:style-name="P16"><text:s text:c="6"/><text:span text:style-name="T11">return false</text:span><text:span text:style-name="T10">;</text:span></text:p>
      <text:p text:style-name="P16"><text:span text:style-name="T6"><text:s text:c="4"/></text:span><text:span text:style-name="T14">}</text:span></text:p>
      <text:p text:style-name="P16"><text:s text:c="2"/><text:span text:style-name="T14">}</text:span><text:span text:style-name="T10">,</text:span></text:p>
      <text:p text:style-name="P16"><text:span text:style-name="T6"><text:s text:c="2"/></text:span><text:span text:style-name="T22">fileExists </text:span><text:span text:style-name="T14">: </text:span><text:span text:style-name="T11">function</text:span><text:span text:style-name="T14">(filePath) {</text:span></text:p>
      <text:p text:style-name="P16"><text:s text:c="4"/><text:span text:style-name="T11">try </text:span><text:span text:style-name="T14">{</text:span></text:p>
      <text:p text:style-name="P16"><text:s text:c="6"/><text:span text:style-name="T11">return </text:span><text:span text:style-name="T14">fs.statSync(filePath).isFile()</text:span><text:span text:style-name="T10">;</text:span></text:p>
      <text:p text:style-name="P16"><text:span text:style-name="T6"><text:s text:c="4"/></text:span><text:span text:style-name="T14">} </text:span><text:span text:style-name="T11">catch </text:span><text:span text:style-name="T14">(err) {</text:span></text:p>
      <text:p text:style-name="P16"><text:s text:c="6"/><text:span text:style-name="T11">return false</text:span><text:span text:style-name="T10">;</text:span></text:p>
      <text:p text:style-name="Preformatted_20_Text"><text:span text:style-name="T6"><text:s text:c="4"/></text:span><text:span text:style-name="T2">}</text:span><text:span text:style-name="T1"> <text:s/></text:span><text:span text:style-name="T2">}}</text:span><text:span text:style-name="T10">;</text:span></text:p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21:20:58.795002857</meta:creation-date>
    <dc:date>2019-02-11T21:43:38.600897253</dc:date>
    <meta:editing-duration>PT12M29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4" meta:paragraph-count="112" meta:word-count="474" meta:character-count="3921" meta:non-whitespace-character-count="3068"/>
  </office:meta>
</office:document-meta>
</file>